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umpy==1.26.4</text:p>
      <text:p text:style-name="Normal">pandas==2.2.1</text:p>
      <text:p text:style-name="Normal">scikit-learn==1.4.0</text:p>
      <text:p text:style-name="Normal">matplotlib==3.8.3</text:p>
      <text:p text:style-name="Normal">seaborn==0.13.2</text:p>
      <text:p text:style-name="Normal">tensorflow==2.15.0</text:p>
      <text:p text:style-name="Normal">keras==2.15.0</text:p>
      <text:p text:style-name="Normal">tqdm==4.66.1</text:p>
      <text:p text:style-name="Normal">joblib==1.3.2</text:p>
      <text:p text:style-name="Normal">protobuf==3.20.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yeda Nida Hassan</meta:initial-creator>
    <dc:creator>Syeda Nida Hassan</dc:creator>
    <meta:creation-date>2025-11-15T19:13:00Z</meta:creation-date>
    <dc:date>2025-11-15T19:48:00Z</dc:date>
    <meta:template xlink:href="Normal" xlink:type="simple"/>
    <meta:editing-cycles>1</meta:editing-cycles>
    <meta:editing-duration>PT60S</meta:editing-duration>
    <meta:document-statistic meta:page-count="1" meta:paragraph-count="1" meta:word-count="23" meta:character-count="158" meta:row-count="1" meta:non-whitespace-character-count="136"/>
  </office:meta>
</office:document-meta>
</file>